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s Web</text:p>
      <text:p text:style-name="Standard"/>
      <text:p text:style-name="Standard">Internet = Web, e-mails, messagerie instantanée</text:p>
      <text:p text:style-name="Standard"/>
      <text:p text:style-name="Standard">Code-source d'une page = clic droit pour l'afficher</text:p>
      <text:p text:style-name="Standard"/>
      <text:p text:style-name="Standard">Cookies</text:p>
      <text:p text:style-name="Standard"/>
      <text:p text:style-name="Standard">Designer</text:p>
      <text:p text:style-name="Standard"/>
      <text:p text:style-name="Standard">Développeur full stack = Front-end et Back-end</text:p>
      <text:p text:style-name="Standard"/>
      <text:p text:style-name="Standard">Discord</text:p>
      <text:p text:style-name="Standard"/>
      <text:p text:style-name="Standard">DNS = Domain Name System</text:p>
      <text:p text:style-name="Standard"/>
      <text:p text:style-name="Standard">Web = une partie d'Internet, inventé par Tim Berners-Lee dans les années 1990.</text:p>
      <text:p text:style-name="Standard">W3C = World Wide Web Consortium aussi créé <text:s/>par Tim Berners-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14S</meta:editing-duration>
    <meta:editing-cycles>12</meta:editing-cycles>
    <meta:generator>OpenOffice/4.1.8$Win32 OpenOffice.org_project/418m3$Build-9803</meta:generator>
    <dc:date>2021-02-03T10:21:36.50</dc:date>
    <dc:creator>C R</dc:creator>
    <meta:document-statistic meta:table-count="0" meta:image-count="0" meta:object-count="0" meta:page-count="1" meta:paragraph-count="10" meta:word-count="55" meta:character-count="347"/>
    <meta:user-defined meta:name="Info 1"/>
    <meta:user-defined meta:name="Info 2"/>
    <meta:user-defined meta:name="Info 3"/>
    <meta:user-defined meta:name="Info 4"/>
  </office:meta>
</office:document-meta>
</file>